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08600000037EC2B2E17.png" manifest:media-type=""/>
  <manifest:file-entry manifest:full-path="Pictures/10000000000000AB0000005447006FA7.jpg" manifest:media-type="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Header">
      <style:text-properties fo:language="es" fo:country="AR"/>
    </style:style>
    <style:style style:name="P2" style:family="paragraph" style:parent-style-name="Standard">
      <style:text-properties fo:language="es" fo:country="AR"/>
    </style:style>
    <style:style style:name="P3" style:family="paragraph" style:parent-style-name="Standard">
      <style:paragraph-properties fo:text-align="center" style:justify-single-word="false"/>
      <style:text-properties fo:language="es" fo:country="AR"/>
    </style:style>
    <style:style style:name="P4" style:family="paragraph" style:parent-style-name="Standard">
      <style:paragraph-properties fo:padding-left="0in" fo:padding-right="0in" fo:padding-top="0in" fo:padding-bottom="0.0138in" fo:border-left="none" fo:border-right="none" fo:border-top="none" fo:border-bottom="0.74pt solid #000000"/>
      <style:text-properties fo:language="es" fo:country="AR"/>
    </style:style>
    <style:style style:name="P5" style:family="paragraph" style:parent-style-name="Standard" style:master-page-name="Standard">
      <style:paragraph-properties style:page-number="auto"/>
      <style:text-properties fo:language="es" fo:country="AR"/>
    </style:style>
    <style:style style:name="P6" style:family="paragraph" style:parent-style-name="Standard">
      <style:text-properties fo:language="es" fo:country="AR"/>
    </style:style>
    <style:style style:name="P7" style:family="paragraph" style:parent-style-name="Standard">
      <style:text-properties fo:language="es" fo:country="AR" officeooo:paragraph-rsid="001c4e6c"/>
    </style:style>
    <style:style style:name="T1" style:family="text">
      <style:text-properties officeooo:rsid="0016f69f"/>
    </style:style>
    <style:style style:name="T2" style:family="text">
      <style:text-properties officeooo:rsid="001c4e6c"/>
    </style:style>
    <style:style style:name="fr1" style:family="graphic" style:parent-style-name="Graphics">
      <style:graphic-properties fo:margin-left="0in" fo:margin-right="0in" style:vertical-pos="top" style:vertical-rel="baseline" fo:padding-left="0.1008in" fo:padding-right="0.1008in" fo:padding-top="0.0508in" fo:padding-bottom="0.05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2"/>
      <text:p text:style-name="P3">Convocatoria Programa INT Presenta</text:p>
      <text:p text:style-name="P3">Inscripción para el Catálogo 2015</text:p>
      <text:p text:style-name="P2"/>
      <text:p text:style-name="P2"/>
      <text:p text:style-name="P7"><text:span text:style-name="T2">Fecha de impresión del remito: [FECHA_DE_IMPRESION_DEL_REMITO]</text:span></text:p>
      <text:p text:style-name="P2"/>
      <text:p text:style-name="P2">Nombre del Espectáculo: <text:span text:style-name="T1">[NOMBRE_DEL_ESPECTACULO]</text:span></text:p>
      <text:p text:style-name="P2">Provincia: <text:span text:style-name="T1">[PROVINCIA]</text:span></text:p>
      <text:p text:style-name="P2">Región: <text:span text:style-name="T1">[REGION]</text:span></text:p>
      <text:p text:style-name="P2"/>
      <text:p text:style-name="P2">Nº de trámite: <text:span text:style-name="T1">[NUMERO_DE_TRAMITE]</text:span></text:p>
      <text:p text:style-name="P2">Fecha de trámite: <text:span text:style-name="T1">[FECHA_DE_TRAMITE]</text:span></text:p>
      <text:p text:style-name="P2"/>
      <text:p text:style-name="P2">Datos del Responsable: <text:span text:style-name="T1">[DATOS_DEL_RESPONSABLE]</text:span></text:p>
      <text:p text:style-name="P2"/>
      <text:p text:style-name="P2"/>
      <text:p text:style-name="P2">Recordar que se debe adjuntar copia del DVD del espectáculo y copia certificada del DNI del Responsable, antes de la fecha de cierre de la convocatoria.</text:p>
      <text:p text:style-name="P2"/>
      <text:p text:style-name="P2"/>
      <text:p text:style-name="P4"/>
      <text:p text:style-name="P2"/>
      <text:p text:style-name="P2"/>
      <text:p text:style-name="P2">Para completar en la Representación Provincial del INT</text:p>
      <text:p text:style-name="P2"/>
      <text:p text:style-name="P2">Fecha de entrega y sello 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es" fo:country="AR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s" fo:country="E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language="es" fo:country="AR"/>
    </style:style>
    <style:style style:name="Mfr1" style:family="graphic" style:parent-style-name="Graphics">
      <style:graphic-properties fo:margin-left="0in" fo:margin-right="0in" style:vertical-pos="top" style:vertical-rel="baseline" fo:padding-left="0.1008in" fo:padding-right="0.1008in" fo:padding-top="0.0508in" fo:padding-bottom="0.05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4917in" fo:margin-bottom="0.9839in" fo:margin-left="1.1811in" fo:margin-right="1.1811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25in" fo:margin-left="0in" fo:margin-right="0in" fo:margin-bottom="0.4535in" style:dynamic-spacing="true"/>
      </style:header-style>
      <style:footer-style/>
    </style:page-layout>
    <style:page-layout style:name="Mpm2">
      <style:page-layout-properties fo:page-width="8.2681in" fo:page-height="11.6929in" style:num-format="1" style:print-orientation="portrait" fo:margin-top="0.9839in" fo:margin-bottom="0.9839in" fo:margin-left="1.1811in" fo:margin-right="1.181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graphics1" text:anchor-type="as-char" svg:width="2.3752in" svg:height="1.1665in" draw:z-index="0"><draw:image xlink:href="Pictures/10000000000000AB0000005447006FA7.jpg" xlink:type="simple" xlink:show="embed" xlink:actuate="onLoad"/></draw:frame><text:tab/><text:tab/><draw:frame draw:style-name="Mfr1" draw:name="graphics2" text:anchor-type="as-char" svg:width="1.8626in" svg:height="0.7646in" draw:z-index="1"><draw:image xlink:href="Pictures/100002010000008600000037EC2B2E17.png" xlink:type="simple" xlink:show="embed" xlink:actuate="onLoad"/></draw:frame></text:p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continelli</meta:initial-creator>
    <meta:creation-date>2014-10-23T15:41:00</meta:creation-date>
    <dc:date>2014-10-28T15:11:57</dc:date>
    <meta:editing-cycles>6</meta:editing-cycles>
    <meta:editing-duration>P2171DT9H56M10S</meta:editing-duration>
    <meta:generator>LibreOffice/4.0.2.2$Linux_X86_64 LibreOffice_project/400m0$Build-2</meta:generator>
    <meta:document-statistic meta:table-count="0" meta:image-count="2" meta:object-count="0" meta:page-count="1" meta:paragraph-count="13" meta:word-count="74" meta:character-count="564" meta:non-whitespace-character-count="499"/>
  </office:meta>
</office:document-meta>
</file>